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a781" officeooo:paragraph-rsid="0012a781"/>
    </style:style>
    <style:style style:name="P2" style:family="paragraph" style:parent-style-name="Standard">
      <style:text-properties officeooo:rsid="0012a781" officeooo:paragraph-rsid="00136d69"/>
    </style:style>
    <style:style style:name="P3" style:family="paragraph" style:parent-style-name="Standard">
      <style:text-properties officeooo:rsid="00150fb2" officeooo:paragraph-rsid="00150fb2"/>
    </style:style>
    <style:style style:name="P4" style:family="paragraph" style:parent-style-name="Standard">
      <style:text-properties officeooo:rsid="00150fb2" officeooo:paragraph-rsid="00164d9f"/>
    </style:style>
    <style:style style:name="T1" style:family="text">
      <style:text-properties officeooo:rsid="00136d69"/>
    </style:style>
    <style:style style:name="T2" style:family="text">
      <style:text-properties officeooo:rsid="00150fb2"/>
    </style:style>
    <style:style style:name="T3" style:family="text">
      <style:text-properties officeooo:rsid="00164d9f"/>
    </style:style>
    <style:style style:name="T4" style:family="text">
      <style:text-properties officeooo:rsid="0017aac8"/>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Concept</text:span>:</text:p>
      <text:p text:style-name="P1"/>
      <text:p text:style-name="P1">Load <text:span text:style-name="T2">daily </text:span>report on sales, expenses and stock. Calculate Profits, Plot sales, expenses, and profits against date, calculate products purchase quantity, cost and its frequency, calculate profit margin per product, predict trend on sales. </text:p>
      <text:p text:style-name="P1"/>
      <text:p text:style-name="P1"><text:span text:style-name="T5">Work Flow</text:span>:</text:p>
      <text:p text:style-name="P1"/>
      <text:p text:style-name="P3">Folder to save daily report → Read when new file pops in → Calculate and save data and Plot <text:s/></text:p>
      <text:p text:style-name="P3"/>
      <text:p text:style-name="P1"/>
      <text:p text:style-name="P1"><text:span text:style-name="T5">Functions</text:span>:</text:p>
      <text:p text:style-name="P1"># Load reports to dataframe</text:p>
      <text:p text:style-name="P2"># <text:span text:style-name="T1">W</text:span>rite to the <text:span text:style-name="T1">Overview</text:span> ods file </text:p>
      <text:p text:style-name="P2"><text:tab/><text:span text:style-name="T1"># Calculate and </text:span>add new column – date, sales, expenses, outstanding balance, Salary balance, profit, savings, personal expenses, account balance</text:p>
      <text:p text:style-name="P1"># Calculate Profit</text:p>
      <text:p text:style-name="P4"># <text:span text:style-name="T4">Calculate per expense frequency</text:span></text:p>
      <text:p text:style-name="P4"><text:span text:style-name="T3">#</text:span> Plot functions:</text:p>
      <text:p text:style-name="P3"><text:tab/>Plot against time </text:p>
      <text:p text:style-name="P3"><text:tab/>Plot against two data columns , ex: <text:span text:style-name="T3">sales vs expen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7T20:47:17.804739812</meta:creation-date>
    <dc:date>2024-12-28T12:01:20.726949402</dc:date>
    <meta:editing-duration>PT17M1S</meta:editing-duration>
    <meta:editing-cycles>3</meta:editing-cycles>
    <meta:generator>LibreOffice/6.4.7.2$Linux_X86_64 LibreOffice_project/40$Build-2</meta:generator>
    <meta:document-statistic meta:table-count="0" meta:image-count="0" meta:object-count="0" meta:page-count="1" meta:paragraph-count="13" meta:word-count="112" meta:character-count="704" meta:non-whitespace-character-count="596"/>
  </office:meta>
</office:document-meta>
</file>